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formula="of:=(4000/58)" office:value-type="float" office:value="68.9655172413793" calcext:value-type="float">
            <text:p>68.9655172413793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2955124264512" calcext:value-type="float">
            <text:p>61.29551242645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4000/64)" office:value-type="float" office:value="62.5" calcext:value-type="float">
            <text:p>62.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7370517928287" calcext:value-type="float">
            <text:p>69.7370517928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18354913001" calcext:value-type="float">
            <text:p>131.18354913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78697298487" calcext:value-type="float">
            <text:p>124.78697298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0.606720327665" calcext:value-type="float">
            <text:p>270.606720327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774037041413" calcext:value-type="float">
            <text:p>123.774037041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796593220339" calcext:value-type="float">
            <text:p>28.7965932203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6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table:number-columns-repeated="4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9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1"/>
          <table:table-cell table:formula="of:=SUM([.M57:.M72])" office:value-type="float" office:value="364" calcext:value-type="float">
            <text:p>36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office:value-type="float" office:value="27" calcext:value-type="float">
            <text:p>2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number-columns-repeated="2"/>
          <table:table-cell table:style-name="ce12" office:value-type="float" office:value="37" calcext:value-type="float">
            <text:p>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number-columns-repeated="2"/>
          <table:table-cell table:style-name="ce12" office:value-type="float" office:value="29" calcext:value-type="float">
            <text:p>29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7"/>
          <table:table-cell table:style-name="ce12" office:value-type="float" office:value="28" calcext:value-type="float">
            <text:p>28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6"/>
          <table:table-cell table:style-name="ce12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7"/>
          <table:table-cell table:style-name="ce12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formula="of:=1/(SUM([.B97];[.D97];[.F97];[.H97])/SUM([.C97];[.E97];[.G97];[.I97]))" office:value-type="float" office:value="8.99363057324841" calcext:value-type="float">
            <text:p>8.993630573248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formula="of:=1/(SUM([.B98];[.D98];[.F98];[.H98])/SUM([.C98];[.E98];[.G98];[.I98]))" office:value-type="float" office:value="18.8896321070234" calcext:value-type="float">
            <text:p>18.889632107023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formula="of:=1/(SUM([.B99];[.D99];[.F99];[.H99])/SUM([.C99];[.E99];[.G99];[.I99]))" office:value-type="float" office:value="83.0588235294118" calcext:value-type="float">
            <text:p>83.058823529411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7" calcext:value-type="float">
            <text:p>77</text:p>
          </table:table-cell>
          <table:table-cell office:value-type="float" office:value="1872" calcext:value-type="float">
            <text:p>1872</text:p>
          </table:table-cell>
          <table:table-cell table:formula="of:=1/(SUM([.B100];[.D100];[.F100];[.H100])/SUM([.C100];[.E100];[.G100];[.I100]))" office:value-type="float" office:value="30.0425531914894" calcext:value-type="float">
            <text:p>30.04255319148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1];[.D101];[.F101];[.H101])/SUM([.C101];[.E101];[.G101];[.I101]))" office:value-type="float" office:value="17.219512195122" calcext:value-type="float">
            <text:p>17.2195121951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formula="of:=1/(SUM([.B102];[.D102];[.F102];[.H102])/SUM([.C102];[.E102];[.G102];[.I102]))" office:value-type="float" office:value="4.38169123351435" calcext:value-type="float">
            <text:p>4.3816912335143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3];[.D103];[.F103];[.H103])/SUM([.C103];[.E103];[.G103];[.I103]))" office:value-type="float" office:value="16.0231481481482" calcext:value-type="float">
            <text:p>16.0231481481482</text:p>
          </table:table-cell>
          <table:table-cell table:formula="of:=1/(SUM([.F103];[.H103])/SUM([.G103];[.I103]))-(SUM([.B106];[.D106])/SUM([.C106];[.E106]))" office:value-type="float" office:value="17.3232747281167" calcext:value-type="float">
            <text:p>17.3232747281167</text:p>
          </table:table-cell>
          <table:table-cell table:style-name="Default" office:value-type="string" calcext:value-type="string">
            <text:p>account for alcremie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formula="of:=1/(SUM([.B104];[.D104];[.F104];[.H104])/SUM([.C104];[.E104];[.G104];[.I104]))" office:value-type="float" office:value="28.603305785124" calcext:value-type="float">
            <text:p>28.60330578512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formula="of:=1/(SUM([.B105];[.D105];[.F105];[.H105])/SUM([.C105];[.E105];[.G105];[.I105]))" office:value-type="float" office:value="110.745098039216" calcext:value-type="float">
            <text:p>110.74509803921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4"/>
          <table:table-cell table:formula="of:=1/(SUM([.B106];[.D106];[.F106];[.H106])/SUM([.C106];[.E106];[.G106];[.I106]))" office:value-type="float" office:value="192.588235294118" calcext:value-type="float">
            <text:p>192.58823529411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 table:style-name="Default" table:number-columns-repeated="2"/>
          <table:table-cell office:value-type="string" calcext:value-type="string">
            <text:p>https://www.reddit.com/r/PokeInvesting/comments/ln5009/compiling_shining_fates_pull_data_and_results/</text:p>
          </table:table-cell>
          <table:table-cell/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<text:span text:style-name="T1">source: </text:span><text:span text:style-name="T1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23]*0.1573" office:value-type="float" office:value="502.1016" calcext:value-type="float">
            <text:p>502.10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3];[.D123];[.F123];[.H123])/SUM([.C123];[.E123];[.G123];[.I123]))" office:value-type="float" office:value="6.35727908455181" calcext:value-type="float">
            <text:p>6.35727908455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2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4];[.D124];[.F124];[.H124])/SUM([.C124];[.E124];[.G124];[.I12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[.E125]*0.0376" office:value-type="float" office:value="120.0192" calcext:value-type="float">
            <text:p>120.019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5];[.D125];[.F125];[.H125])/SUM([.C125];[.E125];[.G125];[.I125]))" office:value-type="float" office:value="26.5957446808511" calcext:value-type="float">
            <text:p>26.5957446808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table:formula="of:=[.E126]*0.0163" office:value-type="float" office:value="52.0296" calcext:value-type="float">
            <text:p>52.02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6];[.D126];[.F126];[.H126])/SUM([.C126];[.E126];[.G126];[.I126]))" office:value-type="float" office:value="61.3496932515338" calcext:value-type="float">
            <text:p>61.3496932515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table:formula="of:=[.E127]*0.0157" office:value-type="float" office:value="50.1144" calcext:value-type="float">
            <text:p>50.114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7];[.D127];[.F127];[.H127])/SUM([.C127];[.E127];[.G127];[.I127]))" office:value-type="float" office:value="62.7273512299904" calcext:value-type="float">
            <text:p>62.7273512299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2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table:formula="of:=[.E128]*0.0044" office:value-type="float" office:value="14.0448" calcext:value-type="float">
            <text:p>14.044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8];[.D128];[.F128];[.H128])/SUM([.C128];[.E128];[.G128];[.I128]))" office:value-type="float" office:value="239.918420512122" calcext:value-type="float">
            <text:p>239.918420512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2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table:formula="of:=[.E129]*0.0088" office:value-type="float" office:value="28.0896" calcext:value-type="float">
            <text:p>28.08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9];[.D129];[.F129];[.H129])/SUM([.C129];[.E129];[.G129];[.I129]))" office:value-type="float" office:value="112.197881441423" calcext:value-type="float">
            <text:p>112.197881441423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3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30];[.D130];[.F130];[.H130])/SUM([.C130];[.E130];[.G130];[.I13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3];[.D143];[.F143];[.H143])/SUM([.C143];[.E143];[.G143];[.I143]))" office:value-type="float" office:value="56.0454545454545" calcext:value-type="float">
            <text:p>56.0454545454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4];[.D144];[.F144];[.H144])/SUM([.C144];[.E144];[.G144];[.I144]))" office:value-type="float" office:value="62.9756097560976" calcext:value-type="float">
            <text:p>62.9756097560976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5];[.D145];[.F145];[.H145])/SUM([.C145];[.E145];[.G145];[.I145]))" office:value-type="float" office:value="78.2424242424243" calcext:value-type="float">
            <text:p>78.2424242424243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6];[.D146];[.F146];[.H146])/SUM([.C146];[.E146];[.G146];[.I146]))" office:value-type="float" office:value="47.7142857142857" calcext:value-type="float">
            <text:p>47.7142857142857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7];[.D147];[.F147];[.H147])/SUM([.C147];[.E147];[.G147];[.I147]))" office:value-type="float" office:value="76.1818181818182" calcext:value-type="float">
            <text:p>76.1818181818182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8];[.D148];[.F148];[.H148])/SUM([.C148];[.E148];[.G148];[.I148]))" office:value-type="float" office:value="6.60358056265985" calcext:value-type="float">
            <text:p>6.6035805626598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9];[.D149];[.F149];[.H149])/SUM([.C149];[.E149];[.G149];[.I149]))" office:value-type="float" office:value="4.52892561983471" calcext:value-type="float">
            <text:p>4.5289256198347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0];[.D150];[.F150];[.H150])/SUM([.C150];[.E150];[.G150];[.I150]))" office:value-type="float" office:value="9.15027829313544" calcext:value-type="float">
            <text:p>9.150278293135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151];[.D151];[.F151];[.H151])/SUM([.C151];[.E151];[.G151];[.I151]))" office:value-type="float" office:value="30.3636363636364" calcext:value-type="float">
            <text:p>30.363636363636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4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table:formula="of:=[.C156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6];[.D156];[.F156];[.H156])/SUM([.C156];[.E156];[.G156];[.I156]))" office:value-type="float" office:value="111.111111111111" calcext:value-type="float">
            <text:p>111.11111111111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57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7];[.D157];[.F157];[.H157])/SUM([.C157];[.E157];[.G157];[.I157]))" office:value-type="float" office:value="69.4444444444444" calcext:value-type="float">
            <text:p>69.44444444444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58]*0.0319" office:value-type="float" office:value="117.1368" calcext:value-type="float">
            <text:p>117.13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8];[.D158];[.F158];[.H158])/SUM([.C158];[.E158];[.G158];[.I158]))" office:value-type="float" office:value="31.3479623824451" calcext:value-type="float">
            <text:p>31.347962382445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59]*0.0117" office:value-type="float" office:value="42.9624" calcext:value-type="float">
            <text:p>42.9624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9];[.D159];[.F159];[.H159])/SUM([.C159];[.E159];[.G159];[.I159]))" office:value-type="float" office:value="85.4700854700855" calcext:value-type="float">
            <text:p>85.470085470085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table:formula="of:=[.C160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160];[.D160];[.F160];[.H160])/SUM([.C160];[.E160];[.G160];[.I160]))" office:value-type="float" office:value="8.28006904735545" calcext:value-type="float">
            <text:p>8.28006904735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 table:number-rows-repeated="13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8" table:default-cell-style-name="ce11"/>
        <table:table-column table:style-name="co16" table:number-columns-repeated="2" table:default-cell-style-name="ce11"/>
        <table:table-column table:style-name="co8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misc data collection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7:Sheet1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3:53:11.3115796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1-12-07T17:48:21.108760592</dc:date>
    <meta:editing-duration>P3DT11H39M1S</meta:editing-duration>
    <meta:editing-cycles>20</meta:editing-cycles>
    <meta:generator>LibreOffice/7.2.2.2$Linux_X86_64 LibreOffice_project/20$Build-2</meta:generator>
    <meta:document-statistic meta:table-count="3" meta:cell-count="2929" meta:object-count="0"/>
  </office:meta>
</office:document-meta>
</file>